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713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57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4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57cm" fo:min-width="2.161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57cm" fo:min-width="2.212cm"/>
    </style:style>
    <style:style style:name="gr7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.374cm" fo:min-width="1.488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57cm" fo:min-width="4.5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57cm" fo:min-width="4.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end"/>
      <style:text-properties style:font-name="Bitstream Vera Sans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6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Bitstream Vera Sans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Bitstream Vera Sans" fo:font-size="9pt" style:font-size-asian="9pt" style:font-size-complex="9pt"/>
    </style:style>
    <style:style style:name="T5" style:family="text"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1.131cm" svg:x="0.1cm" svg:y="0cm">
          <draw:text-box>
            <text:p text:style-name="P1"><text:span text:style-name="T1">Sticker on the network outlet:</text:span></text:p>
          </draw:text-box>
        </draw:frame>
        <draw:frame draw:style-name="gr2" draw:text-style-name="P2" draw:layer="layout" svg:width="3cm" svg:height="0.691cm" svg:x="0.1cm" svg:y="1.52cm">
          <draw:text-box>
            <text:p text:style-name="P1"><text:span text:style-name="T1">IP Address:</text:span></text:p>
          </draw:text-box>
        </draw:frame>
        <draw:frame draw:style-name="gr2" draw:text-style-name="P3" draw:layer="layout" svg:width="3.5cm" svg:height="0.691cm" svg:x="2.7cm" svg:y="1.52cm">
          <draw:text-box>
            <text:p><text:span text:style-name="T1">10.148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91cm" svg:x="2.7cm" svg:y="2.82cm">
          <draw:text-box>
            <text:p><text:span text:style-name="T1">10.148.</text:span><text:span text:style-name="T2">xxx</text:span><text:span text:style-name="T3">.254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1" draw:text-style-name="P2" draw:layer="layout" svg:width="2.951cm" svg:height="1.131cm" svg:x="0.1cm" svg:y="4.246cm">
          <draw:text-box>
            <text:p text:style-name="P1"><text:span text:style-name="T1">Sticker on the network outlet:</text:span></text:p>
          </draw:text-box>
        </draw:frame>
        <draw:frame draw:style-name="gr2" draw:text-style-name="P2" draw:layer="layout" svg:width="3cm" svg:height="0.691cm" svg:x="0.1cm" svg:y="5.72cm">
          <draw:text-box>
            <text:p text:style-name="P1"><text:span text:style-name="T1">IP Address:</text:span></text:p>
          </draw:text-box>
        </draw:frame>
        <draw:frame draw:style-name="gr2" draw:text-style-name="P3" draw:layer="layout" svg:width="3.5cm" svg:height="0.696cm" svg:x="2.7cm" svg:y="5.72cm">
          <draw:text-box>
            <text:p><text:span text:style-name="T1">10.148.</text:span><text:span text:style-name="T5">243</text:span><text:span text:style-name="T3">.</text:span><text:span text:style-name="T5">16</text:span></text:p>
          </draw:text-box>
        </draw:frame>
        <draw:frame draw:style-name="gr3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6" draw:text-style-name="P5" draw:layer="layout" svg:width="2.724cm" svg:height="0.696cm" svg:x="2.7cm" svg:y="7.027cm">
          <draw:text-box>
            <text:p><text:span text:style-name="T1">10.148.</text:span><text:span text:style-name="T5">243</text:span><text:span text:style-name="T3">.254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7" draw:text-style-name="P7" draw:layer="layout" svg:width="7.4cm" svg:height="3.4cm" svg:x="0.2cm" svg:y="4.227cm">
          <text:p/>
        </draw:rect>
        <draw:frame draw:style-name="gr8" draw:text-style-name="P5" draw:layer="layout" svg:width="1.988cm" svg:height="0.624cm" svg:x="0cm" svg:y="3.627cm">
          <draw:text-box>
            <text:p><text:span text:style-name="T4">Example:</text:span></text:p>
          </draw:text-box>
        </draw:frame>
        <draw:frame draw:style-name="gr9" draw:text-style-name="P8" draw:layer="layout" svg:width="5.2cm" svg:height="0.691cm" svg:x="2.7cm" svg:y="0.22cm">
          <draw:text-box>
            <text:p><text:span text:style-name="T6">10.148.</text:span><text:span text:style-name="T7">xxx</text:span><text:span text:style-name="T8">.</text:span><text:span text:style-name="T7">yyy</text:span><text:span text:style-name="T8"> - 10.148</text:span><text:span text:style-name="T7">.xxx.zzz</text:span></text:p>
          </draw:text-box>
        </draw:frame>
        <draw:frame draw:style-name="gr10" draw:text-style-name="P8" draw:layer="layout" svg:width="4.876cm" svg:height="0.696cm" svg:x="2.7cm" svg:y="4.42cm">
          <draw:text-box>
            <text:p><text:span text:style-name="T6">10.148.</text:span><text:span text:style-name="T9">243</text:span><text:span text:style-name="T8">.</text:span><text:span text:style-name="T9">16</text:span><text:span text:style-name="T8"> - 10.148</text:span><text:span text:style-name="T7">.243.23</text:span></text:p>
          </draw:text-box>
        </draw:frame>
        <draw:rect draw:style-name="gr7" draw:text-style-name="P9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4T21:52:03.124205927</dc:date>
    <meta:editing-duration>PT3M27S</meta:editing-duration>
    <meta:editing-cycles>2</meta:editing-cycles>
    <meta:generator>LibreOffice/5.1.3.2$Linux_X86_64 LibreOffice_project/10m0$Build-2</meta:generator>
    <meta:document-statistic meta:object-count="21"/>
  </office:meta>
</office:document-meta>
</file>